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宋体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ng jia</meta:initial-creator>
    <meta:creation-date>2011-06-15T15:58:50.67</meta:creation-date>
    <meta:document-statistic meta:table-count="0" meta:image-count="0" meta:object-count="0" meta:page-count="1" meta:paragraph-count="0" meta:word-count="0" meta:character-count="0"/>
    <dc:date>2011-06-15T15:59:35.40</dc:date>
    <dc:creator>ming jia</dc:creator>
    <meta:editing-duration>PT00H00M44S</meta:editing-duration>
    <meta:editing-cycles>1</meta:editing-cycles>
    <meta:generator>IBM_Lotus_Symphony/3.0$Win32 OpenOffice.org_project/310m11$Build-9399</meta:generator>
  </office:meta>
</office:document-meta>
</file>